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82b4" officeooo:paragraph-rsid="001382b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s://www.wired.com/story/under-armour-myfitnesspal-hack-password-hashing/" text:style-name="Internet_20_link" text:visited-style-name="Visited_20_Internet_20_Link">https://www.wired.com/story/under-armour-myfitnesspal-hack-password-hashing/</text:a></text:p>
      <text:p text:style-name="P1"><text:a xlink:type="simple" xlink:href="https://www.wired.com/2017/02/common-cryptographic-tool-turns-majorly-insecure/" text:style-name="Internet_20_link" text:visited-style-name="Visited_20_Internet_20_Link">https://www.wired.com/2017/02/common-cryptographic-tool-turns-majorly-insecure/</text:a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4T15:54:54.088363903</meta:creation-date>
    <dc:date>2018-11-04T16:17:47.450259660</dc:date>
    <meta:editing-duration>PT12M43S</meta:editing-duration>
    <meta:editing-cycles>1</meta:editing-cycles>
    <meta:document-statistic meta:table-count="0" meta:image-count="0" meta:object-count="0" meta:page-count="1" meta:paragraph-count="2" meta:word-count="2" meta:character-count="155" meta:non-whitespace-character-count="155"/>
    <meta:generator>LibreOffice/6.0.6.2$Linux_X86_64 LibreOffice_project/00m0$Build-2</meta:generator>
  </office:meta>
</office:document-meta>
</file>